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ucida Sans Unicode"/>
    </style:style>
    <style:style style:name="P2" style:family="paragraph" style:parent-style-name="Heading_20_1">
      <style:text-properties style:font-name="Lucida Sans Unicode" fo:font-style="italic" style:text-underline-style="solid" style:text-underline-width="auto" style:text-underline-color="font-color" officeooo:rsid="0018ea1e" officeooo:paragraph-rsid="0018ea1e" style:font-style-asian="italic" style:font-style-complex="italic"/>
    </style:style>
    <style:style style:name="P3" style:family="paragraph" style:parent-style-name="Heading_20_1">
      <style:text-properties style:font-name="Lucida Sans Unicode" fo:font-style="italic" style:text-underline-style="solid" style:text-underline-width="auto" style:text-underline-color="font-color" officeooo:rsid="001a790a" officeooo:paragraph-rsid="001a790a" style:font-style-asian="italic" style:font-style-complex="italic"/>
    </style:style>
    <style:style style:name="P4" style:family="paragraph" style:parent-style-name="Title">
      <style:text-properties style:font-name="Lucida Sans Unicode" fo:font-size="40pt" fo:font-style="normal" style:text-underline-style="solid" style:text-underline-width="auto" style:text-underline-color="font-color" officeooo:rsid="0018ea1e" officeooo:paragraph-rsid="0018ea1e" style:font-size-asian="40pt" style:font-style-asian="normal" style:font-size-complex="40pt" style:font-style-complex="normal"/>
    </style:style>
    <style:style style:name="T1" style:family="text">
      <style:text-properties officeooo:rsid="0018ea1e"/>
    </style:style>
    <style:style style:name="T2" style:family="text">
      <style:text-properties officeooo:rsid="001a790a"/>
    </style:style>
    <style:style style:name="T3" style:family="text">
      <style:text-properties fo:color="#800000" officeooo:rsid="0018ea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rtir à Paris</text:p>
      <text:h text:style-name="P2" text:outline-level="1">Objectif :</text:h>
      <text:p text:style-name="P1"><text:tab/><text:span text:style-name="T1">Réalisation d’une application utilisant l’API Google afin de proposer aux utilisateurs une soirée à paris représentée par un triplet de destinations. L’application doit en sortie, proposer une destination pour aller boire un verre, un restaurant et une boite de nuit.</text:span></text:p>
      <text:p text:style-name="P1"/>
      <text:h text:style-name="P2" text:outline-level="1">Équipe :</text:h>
      <text:p text:style-name="P1"><text:tab/><text:span text:style-name="T1">Nous sommes une équipe de trois étudiants en troisième année de licence informatique à l’Université Paris Sud. Ce travail nous est proposé dans le cadre de notre cours « projet » de GLA du semestre 6. L’équipe est constitué de </text:span><text:span text:style-name="T3">BLABLA</text:span></text:p>
      <text:p text:style-name="P1"/>
      <text:h text:style-name="P3" text:outline-level="1">Langage utilisé :</text:h>
      <text:p text:style-name="Text_20_body"><text:tab/>...</text:p>
      <text:h text:style-name="P2" text:outline-level="1">Contraintes :</text:h>
      <text:p text:style-name="P1"><text:tab/><text:span text:style-name="T1">Le trois destinations proposée dans le triplet de l’application doivent se trouver à une distance raisonnable les unes des autres. Cette distance peut être définie par l’utilisateur de l’application.</text:span></text:p>
      <text:p text:style-name="P1"/>
      <text:p text:style-name="P1"><text:tab/><text:span text:style-name="T1">Le triplet proposé doit correspondre aux préférences (alimentaires, style musical etc …) notifiées par l’utilisateur.</text:span></text:p>
      <text:p text:style-name="P1"/>
      <text:p text:style-name="P1"><text:tab/><text:span text:style-name="T1">Pour proposer des résultats, l’application doit utiliser l’api Google.</text:span></text:p>
      <text:p text:style-name="P1"><text:soft-page-break/><text:tab/></text:p>
      <text:p text:style-name="P1"><text:tab/><text:span text:style-name="T2">L’utilisateur doit pouvoir spécifier une distance maximale pour les résultats qui seront proposés par rapport à son domicile ou celui de ses amis.</text:span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14:11.027000000</meta:creation-date>
    <dc:date>2018-02-01T12:29:03.529000000</dc:date>
    <meta:editing-duration>PT3M22S</meta:editing-duration>
    <meta:editing-cycles>1</meta:editing-cycles>
    <meta:document-statistic meta:table-count="0" meta:image-count="0" meta:object-count="0" meta:page-count="2" meta:paragraph-count="14" meta:word-count="170" meta:character-count="1106" meta:non-whitespace-character-count="939"/>
    <meta:generator>LibreOffice/5.3.1.2$Windows_x86 LibreOffice_project/e80a0e0fd1875e1696614d24c32df0f95f03deb2</meta:generator>
  </office:meta>
</office:document-meta>
</file>